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 ce n’est pas une fonction qui a été écrite, mettre les points correspondant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8:.C17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initialisation du tableau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 for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graphiques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à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chag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19:.C27])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Boucle(s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boucle 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1:52:57.796763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5-03-18T21:58:44.927632865</dc:date>
    <meta:editing-duration>PT1H42M30S</meta:editing-duration>
    <meta:editing-cycles>24</meta:editing-cycles>
    <meta:generator>LibreOffice/24.2.7.2$Linux_X86_64 LibreOffice_project/420$Build-2</meta:generator>
    <meta:document-statistic meta:table-count="1" meta:cell-count="83" meta:object-count="0"/>
  </office:meta>
</office:document-meta>
</file>